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A1BD435059490B54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2cm, 2.877cm, 16.592cm, 4.74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61cm" svg:height="21.4cm" svg:x="1.092cm" svg:y="2.391cm">
          <draw:image xlink:href="Pictures/10000000000005E8000007E0A1BD435059490B5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3T11:53:21.985641540</dc:date>
    <meta:editing-duration>PT3M32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